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4.2cm" svg:x="5.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9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1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.6cm" svg:y="4.8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0.2cm" svg:y="2.7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3.6cm" svg:y="2.7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0.2cm" svg:y="4.8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6.8cm" svg:y="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16:01:46</dc:date>
    <dc:creator>Ignacio Niesz</dc:creator>
    <meta:editing-duration>PT3M18S</meta:editing-duration>
    <meta:editing-cycles>11</meta:editing-cycles>
    <meta:generator>LibreOffice/3.5$Linux_X86_64 LibreOffice_project/350m1$Build-2</meta:generator>
    <meta:document-statistic meta:object-count="8"/>
  </office:meta>
</office:document-meta>
</file>